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62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eneration data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table:number-columns-spanned="6" table:number-rows-spanned="1">
            <text:p>This data has been gathered at two solar power plants in India over a 34 day period. It has two pairs of files - each pair has one power generation dataset and one sensor readings dataset. The power generation datasets are gathered at the inverter level - each inverter has multiple lines of solar panels attached to it. The sensor data is gathered at a plant level - single array of sensors optimally placed at the plant. </text:p>
          </table:table-cell>
          <table:covered-table-cell table:number-columns-repeated="5"/>
        </table:table-row>
        <table:table-row table:style-name="ro2">
          <table:table-cell office:value-type="string">
            <text:p>Variable name</text:p>
          </table:table-cell>
          <table:table-cell office:value-type="string">
            <text:p>Description</text:p>
          </table:table-cell>
          <table:table-cell table:number-columns-repeated="4"/>
        </table:table-row>
        <table:table-row table:style-name="ro2">
          <table:table-cell office:value-type="string">
            <text:p>DATE_TIME</text:p>
          </table:table-cell>
          <table:table-cell office:value-type="string">
            <text:p>Date and time for each observation. Observations recorded at 15 minute intervals. </text:p>
          </table:table-cell>
          <table:table-cell table:number-columns-repeated="4"/>
        </table:table-row>
        <table:table-row table:style-name="ro2">
          <table:table-cell office:value-type="string">
            <text:p>PLANT_ID</text:p>
          </table:table-cell>
          <table:table-cell office:value-type="string">
            <text:p>Plant ID - this will be common for the entire file. </text:p>
          </table:table-cell>
          <table:table-cell table:number-columns-repeated="4"/>
        </table:table-row>
        <table:table-row table:style-name="ro2">
          <table:table-cell office:value-type="string">
            <text:p>SOURCE_KEY</text:p>
          </table:table-cell>
          <table:table-cell office:value-type="string">
            <text:p>Source key in this file stands for the inverter id. </text:p>
          </table:table-cell>
          <table:table-cell table:number-columns-repeated="4"/>
        </table:table-row>
        <table:table-row table:style-name="ro2">
          <table:table-cell office:value-type="string">
            <text:p>DC_POWER</text:p>
          </table:table-cell>
          <table:table-cell office:value-type="string">
            <text:p>Amount of DC power generated by the inverter (source_key) in this 15 minute interval. Units - kW. </text:p>
          </table:table-cell>
          <table:table-cell table:number-columns-repeated="4"/>
        </table:table-row>
        <table:table-row table:style-name="ro2">
          <table:table-cell office:value-type="string">
            <text:p>AC_POWER</text:p>
          </table:table-cell>
          <table:table-cell office:value-type="string">
            <text:p>Amount of AC power generated by the inverter (source_key) in this 15 minute interval. Units - kW. </text:p>
          </table:table-cell>
          <table:table-cell table:number-columns-repeated="4"/>
        </table:table-row>
        <table:table-row table:style-name="ro2">
          <table:table-cell office:value-type="string">
            <text:p>DAILY_YIELD</text:p>
          </table:table-cell>
          <table:table-cell office:value-type="string">
            <text:p>Daily yield is a cumulative sum of power generated on that day, till that point in time. </text:p>
          </table:table-cell>
          <table:table-cell table:number-columns-repeated="4"/>
        </table:table-row>
        <table:table-row table:style-name="ro2">
          <table:table-cell office:value-type="string">
            <text:p>TOTAL_YIELD</text:p>
          </table:table-cell>
          <table:table-cell office:value-type="string">
            <text:p>This is the total yield for the inverter till that point in time. </text:p>
          </table:table-cell>
          <table:table-cell table:number-columns-repeated="4"/>
        </table:table-row>
      </table:table>
      <table:table table:name="sensor data" table:style-name="ta1" table:print="false">
        <table:table-column table:style-name="co3" table:default-cell-style-name="Default"/>
        <table:table-column table:style-name="co2" table:number-columns-repeated="5" table:default-cell-style-name="Default"/>
        <table:table-row table:style-name="ro3">
          <table:table-cell table:style-name="ce1" office:value-type="string" table:number-columns-spanned="6" table:number-rows-spanned="1">
            <text:p>This data has been gathered at two solar power plants in India over a 34 day period. It has two pairs of files - each pair has one power generation dataset and one sensor readings dataset. The power generation datasets are gathered at the inverter level - each inverter has multiple lines of solar panels attached to it. The sensor data is gathered at a plant level - single array of sensors optimally placed at the plant. </text:p>
          </table:table-cell>
          <table:covered-table-cell table:number-columns-repeated="5"/>
        </table:table-row>
        <table:table-row table:style-name="ro2">
          <table:table-cell office:value-type="string">
            <text:p>Variable name</text:p>
          </table:table-cell>
          <table:table-cell office:value-type="string">
            <text:p>Description</text:p>
          </table:table-cell>
          <table:table-cell table:number-columns-repeated="4"/>
        </table:table-row>
        <table:table-row table:style-name="ro2">
          <table:table-cell office:value-type="string">
            <text:p>DATE_TIME</text:p>
          </table:table-cell>
          <table:table-cell office:value-type="string">
            <text:p>Date and time for each observation. Observations recorded at 15 minute intervals. </text:p>
          </table:table-cell>
          <table:table-cell table:number-columns-repeated="4"/>
        </table:table-row>
        <table:table-row table:style-name="ro2">
          <table:table-cell office:value-type="string">
            <text:p>PLANT_ID</text:p>
          </table:table-cell>
          <table:table-cell office:value-type="string">
            <text:p>Plant ID - this will be common for the entire file. </text:p>
          </table:table-cell>
          <table:table-cell table:number-columns-repeated="4"/>
        </table:table-row>
        <table:table-row table:style-name="ro2">
          <table:table-cell office:value-type="string">
            <text:p>SOURCE_KEY</text:p>
          </table:table-cell>
          <table:table-cell office:value-type="string">
            <text:p>Stands for the sensor panel id. This will be common for the entire file because there's only one sensor panel for the plant. </text:p>
          </table:table-cell>
          <table:table-cell table:number-columns-repeated="4"/>
        </table:table-row>
        <table:table-row table:style-name="ro2">
          <table:table-cell office:value-type="string">
            <text:p>AMBIENT_TEMPERATURE</text:p>
          </table:table-cell>
          <table:table-cell office:value-type="string">
            <text:p>This is the ambient temperature at the plant. </text:p>
          </table:table-cell>
          <table:table-cell table:number-columns-repeated="4"/>
        </table:table-row>
        <table:table-row table:style-name="ro2">
          <table:table-cell office:value-type="string">
            <text:p>MODULE_TEMPERATURE</text:p>
          </table:table-cell>
          <table:table-cell office:value-type="string">
            <text:p>There's a module (solar panel) attached to the sensor panel. This is the temperature reading for that module. </text:p>
          </table:table-cell>
          <table:table-cell table:number-columns-repeated="4"/>
        </table:table-row>
        <table:table-row table:style-name="ro2">
          <table:table-cell office:value-type="string">
            <text:p>IRRADIATION</text:p>
          </table:table-cell>
          <table:table-cell office:value-type="string">
            <text:p>Amount of irradiation for the 15 minute interval. 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4">14/02/2021</text:date>, <text:time>17:35: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pine Kozmanyan</meta:initial-creator>
    <meta:creation-date>2021-02-14T17:28:48.16</meta:creation-date>
    <dc:date>2021-02-14T17:35:02.23</dc:date>
    <dc:creator>Arpine Kozmanyan</dc:creator>
    <meta:editing-duration>PT6M14S</meta:editing-duration>
    <meta:editing-cycles>2</meta:editing-cycles>
    <meta:generator>OpenOffice/4.1.8$Win32 OpenOffice.org_project/418m3$Build-9803</meta:generator>
    <meta:document-statistic meta:table-count="2" meta:cell-count="32" meta:object-count="0"/>
  </office:meta>
</office:document-meta>
</file>